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15%" fo:text-align="center" style:justify-single-word="false" style:writing-mode="lr-tb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5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6" style:family="paragraph" style:parent-style-name="Text_20_body">
      <style:paragraph-properties fo:margin-top="0cm" fo:margin-bottom="0.282cm" style:contextual-spacing="false" fo:line-height="138%" fo:text-align="justify" style:justify-single-word="false" style:writing-mode="lr-tb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dd5e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1a1c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46d51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4">3.</text:span><text:span text:style-name="T6">4</text:span><text:span text:style-name="T2">.</text:span><text:span text:style-name="T6">1.</text:span><text:span text:style-name="T1"> </text:span><text:span text:style-name="T6">Contar las baldosas</text:span></text:p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2-23T09:38:28.558000000</dc:date>
    <meta:editing-duration>PT6H7M19S</meta:editing-duration>
    <meta:editing-cycles>100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5" meta:character-count="37" meta:non-whitespace-character-count="33"/>
  </office:meta>
</office:document-meta>
</file>